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 style:family="paragraph" style:parent-style-name="Standard">
      <style:paragraph-properties fo:margin-top="0.1665in" fo:margin-bottom="0.1665in" loext:contextual-spacing="false" fo:line-height="100%"/>
    </style:style>
    <style:style style:name="P19" style:family="paragraph" style:parent-style-name="Standard" style:master-page-name="Standard">
      <style:paragraph-properties style:page-number="1"/>
    </style:style>
    <style:style style:name="P20" style:family="paragraph" style:parent-style-name="Heading_20_2">
      <style:paragraph-properties fo:margin-top="0.25in" fo:margin-bottom="0.0555in" loext:contextual-spacing="false" fo:line-height="100%" fo:keep-together="auto" fo:keep-with-next="auto"/>
    </style:style>
    <style:style style:name="P21" style:family="paragraph">
      <loext:graphic-properties draw:fill="solid" draw:fill-color="#a0a0a0"/>
      <style:paragraph-properties fo:text-align="center"/>
    </style:style>
    <style:style style:name="T1" style:family="text">
      <style:text-properties fo:color="#ff0000"/>
    </style:style>
    <style:style style:name="T2" style:family="text">
      <style:text-properties fo:font-weight="bold" style:font-weight-asian="bold"/>
    </style:style>
    <style:style style:name="T3" style:family="text">
      <style:text-properties fo:font-size="17pt" fo:font-weight="bold" style:font-size-asian="17pt" style:font-weight-asian="bold" style:font-size-complex="17pt"/>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ate de production du support 13/08/25 </text:p>
      <text:p text:style-name="Standard">Le nom de la personne qui a produit le support Hugo MARIN</text:p>
      <text:p text:style-name="Standard">La version ChatGPT utilisée 5</text:p>
      <text:p text:style-name="Standard">Une description détaillée de tous les inputs : Web + réponses au questionnaire</text:p>
      <text:p text:style-name="Standard">Le prompt complet copié-collé:</text:p>
      <text:p text:style-name="P1"/>
      <text:p text:style-name="P2"><text:span text:style-name="T1">trouve des informations sur Jocelyne Troccaz</text:span></text:p>
      <text:p text:style-name="Standard"/>
      <text:p text:style-name="P3">Voici ce que j’ai pu trouver au sujet de <text:span text:style-name="T2">Jocelyne Troccaz</text:span>, une figure majeure de la robotique médicale en France :</text:p>
      <text:p text:style-name="Standard"><draw:rect text:anchor-type="as-char" style:rel-width="100%" draw:z-index="0" draw:style-name="gr1" draw:text-style-name="P21" svg:width="0.0012in" svg:height="0.0213in"><text:p/></draw:rect></text:p>
      <text:p text:style-name="P20"><text:bookmark text:name="_5nyaamg34yek"/><text:span text:style-name="T3">Biographie et parcours académique</text:span></text:p>
      <text:list xml:id="list2563648765" text:style-name="WWNum1">
        <text:list-item>
          <text:p text:style-name="P4">Née en juin 1959 à Sallanches (Haute‑Savoie) (<text:a xlink:type="simple" xlink:href="https://en.wikipedia.org/wiki/Jocelyne_Troccaz?utm_source=chatgpt.com" text:style-name="ListLabel_20_46" text:visited-style-name="ListLabel_20_46"><text:span text:style-name="T4">Wikipedia</text:span></text:a>).<text:line-break/></text:p>
        </text:list-item>
        <text:list-item>
          <text:p text:style-name="P9">Elle suit sa formation à l'Institut polytechnique de Grenoble, obtenant deux licences (1980‑1981), un diplôme d'études approfondies (DEA) en 1982, un doctorat en informatique en 1986, et son habilitation à diriger des recherches en 1993 (<text:a xlink:type="simple" xlink:href="https://en.wikipedia.org/wiki/Jocelyne_Troccaz?utm_source=chatgpt.com" text:style-name="ListLabel_20_46" text:visited-style-name="ListLabel_20_46"><text:span text:style-name="T4">Wikipedia</text:span></text:a>).<text:line-break/></text:p>
        </text:list-item>
      </text:list>
      <text:p text:style-name="P20"><text:bookmark text:name="_mb5xppvjn32a"/><text:span text:style-name="T3">Carrière scientifique</text:span></text:p>
      <text:list xml:id="list748824136" text:style-name="WWNum5">
        <text:list-item>
          <text:p text:style-name="P5">Elle travaille comme assistante à l’Université Joseph-Fourier (Grenoble) de 1984 à 1988, rejoint le CNRS en 1988, devient Directrice de Recherche en 1998, et occupe le grade de “classe exceptionnelle” en 2017 (<text:a xlink:type="simple" xlink:href="https://fr.wikipedia.org/wiki/Jocelyne_Troccaz?utm_source=chatgpt.com" text:style-name="ListLabel_20_46" text:visited-style-name="ListLabel_20_46"><text:span text:style-name="T4">Wikipedia</text:span></text:a>).<text:line-break/></text:p>
        </text:list-item>
        <text:list-item>
          <text:p text:style-name="P14">À partir des années 1990, elle oriente ses recherches vers la <text:span text:style-name="T2">robotique médicale et l’imagerie pour la chirurgie assistée par ordinateur</text:span>, au sein du laboratoire TIMC-IMAG, notamment comme responsable de l’équipe GMCAO (Gestes médico‑chirurgicaux assistés par ordinateur) de 1996 à 2013, puis comme directrice adjointe du laboratoire de 2006 à 2015 (<text:a xlink:type="simple" xlink:href="https://fr.wikipedia.org/wiki/Jocelyne_Troccaz?utm_source=chatgpt.com" text:style-name="ListLabel_20_46" text:visited-style-name="ListLabel_20_46"><text:span text:style-name="T4">Wikipedia</text:span></text:a>).<text:line-break/></text:p>
        </text:list-item>
        <text:list-item>
          <text:p text:style-name="P10">Elle a coordonné le <text:span text:style-name="T2">LabEx CAMI</text:span> de 2016 à fin 2022 et a également contribué à des actions comme l’Equipex ROBOTEX en lien avec un réseau national de plateformes robotiques (<text:a xlink:type="simple" xlink:href="https://www.univ-grenoble-alpes.fr/news/headlines/jocelyne-troccaz-a-medical-roboticist-from-grenoble-elected-to-the-academie-des-sciences-1215319.kjsp?utm_source=chatgpt.com" text:style-name="ListLabel_20_46" text:visited-style-name="ListLabel_20_46"><text:span text:style-name="T4">University of Grenoble Alpes</text:span></text:a>).<text:line-break/></text:p>
        </text:list-item>
      </text:list>
      <text:p text:style-name="P20"><text:bookmark text:name="_ro04c01fgcau"/><text:span text:style-name="T3">Distinctions et reconnaissances</text:span></text:p>
      <text:list xml:id="list1064102294" text:style-name="WWNum4">
        <text:list-item>
          <text:p text:style-name="P6">2010 : Élue <text:span text:style-name="T2">Fellow de la MICCAI</text:span> (Medical Image Computing and Computer Assisted Interventions) (<text:a xlink:type="simple" xlink:href="https://fr.wikipedia.org/wiki/Jocelyne_Troccaz?utm_source=chatgpt.com" text:style-name="ListLabel_20_46" text:visited-style-name="ListLabel_20_46"><text:span text:style-name="T4">Wikipedia</text:span></text:a>).<text:line-break/></text:p>
        </text:list-item>
        <text:list-item>
          <text:p text:style-name="P15">2014 : Prix de l’<text:span text:style-name="T2">Académie nationale de chirurgie</text:span> ; devient membre libre de cette académie (<text:a xlink:type="simple" xlink:href="https://fr.wikipedia.org/wiki/Jocelyne_Troccaz?utm_source=chatgpt.com" text:style-name="ListLabel_20_46" text:visited-style-name="ListLabel_20_46"><text:span text:style-name="T4">Wikipedia</text:span></text:a>).<text:line-break/></text:p>
        </text:list-item>
        <text:list-item>
          <text:p text:style-name="P15"><text:soft-page-break/>2015 : Médaille d’argent du CNRS (<text:a xlink:type="simple" xlink:href="https://fr.wikipedia.org/wiki/Jocelyne_Troccaz?utm_source=chatgpt.com" text:style-name="ListLabel_20_46" text:visited-style-name="ListLabel_20_46"><text:span text:style-name="T4">Wikipedia</text:span></text:a>).<text:line-break/></text:p>
        </text:list-item>
        <text:list-item>
          <text:p text:style-name="P15">2016 : Nommée <text:span text:style-name="T2">Chevalière de la Légion d’honneur</text:span> (<text:a xlink:type="simple" xlink:href="https://fr.wikipedia.org/wiki/Jocelyne_Troccaz?utm_source=chatgpt.com" text:style-name="ListLabel_20_46" text:visited-style-name="ListLabel_20_46"><text:span text:style-name="T4">Wikipedia</text:span></text:a>).<text:line-break/></text:p>
        </text:list-item>
        <text:list-item>
          <text:p text:style-name="P15">2018 : <text:span text:style-name="T2">Fellow de l’IEEE</text:span>, pour ses "contributions à la robotique et à l’imagerie médicale" (<text:a xlink:type="simple" xlink:href="https://membres-timc.imag.fr/Jocelyne.Troccaz/English-CV.htm?utm_source=chatgpt.com" text:style-name="ListLabel_20_46" text:visited-style-name="ListLabel_20_46"><text:span text:style-name="T4">TimC Members</text:span></text:a>).<text:line-break/></text:p>
        </text:list-item>
        <text:list-item>
          <text:p text:style-name="P15">2022 : Récompensée du <text:span text:style-name="T2">MICCAI Enduring Impact Award</text:span> et élue membre de l’<text:span text:style-name="T2">Académie des sciences</text:span> (section Applications des sciences, sciences mécaniques et informatiques) (<text:a xlink:type="simple" xlink:href="https://membres-timc.imag.fr/Jocelyne.Troccaz/English-CV.htm?utm_source=chatgpt.com" text:style-name="ListLabel_20_46" text:visited-style-name="ListLabel_20_46"><text:span text:style-name="T4">TimC Members</text:span></text:a>).<text:line-break/></text:p>
        </text:list-item>
        <text:list-item>
          <text:p text:style-name="P11">Depuis mars 2024, elle est <text:span text:style-name="T2">Directrice de Recherche Émérite</text:span> au CNRS (<text:a xlink:type="simple" xlink:href="https://membres-timc.imag.fr/Jocelyne.Troccaz/English-CV.htm?utm_source=chatgpt.com" text:style-name="ListLabel_20_46" text:visited-style-name="ListLabel_20_46"><text:span text:style-name="T4">TimC Members</text:span></text:a>).<text:line-break/></text:p>
        </text:list-item>
      </text:list>
      <text:p text:style-name="P20"><text:bookmark text:name="_zcspoabhds7n"/><text:span text:style-name="T3">Contributions scientifiques et impact</text:span></text:p>
      <text:list xml:id="list232885824" text:style-name="WWNum3">
        <text:list-item>
          <text:p text:style-name="P7">Ses travaux couvrent la <text:span text:style-name="T2">robotique médicale</text:span>, la <text:span text:style-name="T2">chirurgie assistée par ordinateur</text:span>, ainsi que <text:span text:style-name="T2">l’imagerie médicale</text:span>.<text:line-break/></text:p>
        </text:list-item>
        <text:list-item>
          <text:p text:style-name="P16">Une partie considérable de ses recherches est appliquée à la <text:span text:style-name="T2">ponction de prostate</text:span>, avec des méthodes qui visent à améliorer la prise en charge du cancer de la prostate chez l’homme (<text:a xlink:type="simple" xlink:href="https://www.ins2i.cnrs.fr/en/person/jocelyne-troccaz?utm_source=chatgpt.com" text:style-name="ListLabel_20_46" text:visited-style-name="ListLabel_20_46"><text:span text:style-name="T4">CNRS Sciences informatiques</text:span></text:a>).<text:line-break/></text:p>
        </text:list-item>
        <text:list-item>
          <text:p text:style-name="P12">Elle a publié de nombreuses publications scientifiques et participé à la création de plusieurs <text:span text:style-name="T2">start-up</text:span> permettant de transférer ses innovations au niveau industriel (<text:a xlink:type="simple" xlink:href="https://www.cnrs.fr/fr/personne/jocelyne-troccaz?utm_source=chatgpt.com" text:style-name="ListLabel_20_46" text:visited-style-name="ListLabel_20_46"><text:span text:style-name="T4">CNRS</text:span></text:a>).<text:line-break/></text:p>
        </text:list-item>
      </text:list>
      <text:p text:style-name="Standard"><draw:rect text:anchor-type="as-char" style:rel-width="100%" draw:z-index="1" draw:style-name="gr1" draw:text-style-name="P21" svg:width="0.0012in" svg:height="0.0213in"><text:p/></draw:rect></text:p>
      <text:p text:style-name="P18">En résumé, Jocelyne Troccaz est une experte de renom en robotique chirurgicale et imagerie médicale, dont la carrière académique et scientifique a été jalonnée de contributions majeures, de distinctions prestigieuses, et d’un fort impact médical. Si vous souhaitez approfondir un aspect particulier de son travail ou obtenir une liste de ses publications, n'hésitez pas à me le dire !</text:p>
      <text:p text:style-name="Standard"/>
      <text:p text:style-name="P2"><text:span text:style-name="T1">genere moi les dialogues d'un podcast entre deux protagonistes Robert est le présentateur et Alice est l'experte au sujet de Jocelyne Troccaz. Le podcast est a destination des adultes et doit réussir a vulgariser les travaux de Troccaz. Il peut durer autant de temps que necessaire et ne doit pas faire trop "CV", il faudrait surtout parler de ses distinctions et un peu de son parcours.</text:span></text:p>
      <text:p text:style-name="Standard"/>
      <text:p text:style-name="P3">Très bien, je vais te créer un dialogue de podcast entre Robert (présentateur) et Alice (experte), qui vulgarise les travaux et distinctions de Jocelyne Troccaz sans tomber dans un ton trop “lecture de CV”, mais en intégrant quelques éléments de parcours pour contextualiser.<text:line-break/> Voici une proposition de script fluide et pédagogique :</text:p>
      <text:p text:style-name="Standard"><draw:rect text:anchor-type="as-char" style:rel-width="100%" draw:z-index="2" draw:style-name="gr1" draw:text-style-name="P21" svg:width="0.0012in" svg:height="0.0213in"><text:p/></draw:rect></text:p>
      <text:p text:style-name="P20"><text:bookmark text:name="_j1z94uucr94y"/><text:span text:style-name="T3">🎙️ Podcast — “Robots au service du scalpel”</text:span></text:p>
      <text:p text:style-name="P18"><text:span text:style-name="T2">[Musique d’introduction douce et moderne]</text:span></text:p>
      <text:p text:style-name="P18"><text:span text:style-name="T2">Robert :<text:line-break/></text:span> Bonjour à toutes et à tous, et bienvenue dans <text:span text:style-name="T5">Sciences en Lumière</text:span>, le podcast qui vous emmène au cœur des grandes découvertes et des gens qui les rendent possibles. Aujourd’hui, on va parler d’une pionnière qui a su marier technologie et médecine avec un talent rare. Elle s’appelle… <text:span text:style-name="T5">Jocelyne Troccaz</text:span>.<text:line-break/> Pour en parler, j’accueille Alice, ingénieure en imagerie médicale et passionnée de robotique. Salut Alice !</text:p>
      <text:p text:style-name="P18"><text:span text:style-name="T2">Alice :<text:line-break/></text:span> Salut Robert, salut à toutes et à tous. Ah, Jocelyne Troccaz… c’est un nom qui revient souvent quand on s’intéresse à la chirurgie assistée par ordinateur.</text:p>
      <text:p text:style-name="P18"><text:span text:style-name="T2">Robert :<text:line-break/></text:span> Alors, pour poser le décor : on parle bien d’une personne qui a marqué un domaine entier, non ?</text:p>
      <text:p text:style-name="P18"><text:soft-page-break/><text:span text:style-name="T2">Alice :<text:line-break/></text:span> Exactement. Imagine une salle d’opération du futur, où les chirurgiens sont assistés par des robots ultra-précis, guidés par des images médicales en temps réel. Eh bien, une partie de cette réalité, on la doit à des travaux comme ceux de Troccaz.</text:p>
      <text:p text:style-name="P18"><text:span text:style-name="T2">Robert :<text:line-break/></text:span> Ce que j’aime, c’est que ce n’est pas juste de la science-fiction. On parle d’applications concrètes, par exemple ?</text:p>
      <text:p text:style-name="P18"><text:span text:style-name="T2">Alice :<text:line-break/></text:span> Oui, prenons un exemple : le diagnostic et le traitement du cancer de la prostate. Grâce à la combinaison d’images médicales et de bras robotiques, on peut réaliser des biopsies avec une précision millimétrique. C’est moins invasif, plus sûr, et ça augmente les chances de détecter la maladie tôt.</text:p>
      <text:p text:style-name="P18"><text:span text:style-name="T2">Robert :<text:line-break/></text:span> Et ça, ce n’est pas juste une idée sur papier : c’est testé, validé, et utilisé.</text:p>
      <text:p text:style-name="P18"><text:span text:style-name="T2">Alice :<text:line-break/></text:span> Tout à fait. Et c’est là que Jocelyne Troccaz se distingue : elle ne s’est pas contentée de faire avancer la théorie, elle a aussi veillé à ce que ses innovations passent du labo au bloc opératoire.</text:p>
      <text:p text:style-name="P18"><text:span text:style-name="T2">Robert :<text:line-break/></text:span> Bon, tu sais que je ne peux pas m’empêcher de parler des trophées : parce que dans son domaine, elle a quand même reçu un paquet de distinctions !</text:p>
      <text:p text:style-name="P18"><text:span text:style-name="T2">Alice :<text:line-break/></text:span> (rire) Oui, et elles sont parlantes. Par exemple, elle a été élue <text:span text:style-name="T5">Fellow</text:span> de la MICCAI, qui est la grande communauté internationale de l’imagerie médicale et de la chirurgie assistée par ordinateur. C’est un peu comme décrocher un “Oscar” scientifique dans ce domaine.</text:p>
      <text:p text:style-name="P18"><text:span text:style-name="T2">Robert :<text:line-break/></text:span> J’aime bien cette image : le tapis rouge des chercheurs !</text:p>
      <text:p text:style-name="P18"><text:span text:style-name="T2">Alice :<text:line-break/></text:span> Exactement. Elle a aussi reçu la Médaille d’argent du CNRS, ce qui reconnaît des contributions exceptionnelles à la recherche. Et puis, elle a été décorée Chevalière de la Légion d’honneur, ce qui montre que son impact dépasse largement le cadre académique.</text:p>
      <text:p text:style-name="P18"><text:span text:style-name="T2">Robert :<text:line-break/></text:span> Et récemment, elle a intégré l’Académie des sciences, non ?</text:p>
      <text:p text:style-name="P18"><text:span text:style-name="T2">Alice :<text:line-break/></text:span> Oui, en 2022. C’est une reconnaissance majeure, parce que l’Académie rassemble des personnalités scientifiques qui ont changé la donne dans leur discipline.</text:p>
      <text:p text:style-name="P18"><text:span text:style-name="T2">Robert :<text:line-break/></text:span> Ce que je trouve fascinant, c’est que malgré toutes ces distinctions, on a l’impression qu’elle est restée concentrée sur l’essentiel : améliorer concrètement la santé des patients grâce à la technologie.</text:p>
      <text:p text:style-name="P18"><text:span text:style-name="T2">Alice :<text:line-break/></text:span> C’est ça. Et elle a aussi beaucoup contribué à structurer la recherche française en robotique médicale, notamment en coordonnant des projets nationaux et en soutenant la création de start-up.</text:p>
      <text:p text:style-name="P18"><text:span text:style-name="T2">Robert :<text:line-break/></text:span> Donc, si je résume : Jocelyne Troccaz, c’est un peu la cheffe d’orchestre qui a réussi à faire jouer ensemble la médecine, la robotique et l’imagerie… et le résultat, c’est une musique qui sauve des vies.</text:p>
      <text:p text:style-name="P18"><text:span text:style-name="T2">Alice :<text:line-break/></text:span> Très belle image, Robert. Et surtout, un exemple inspirant de comment la technologie peut être mise au service de l’humain.</text:p>
      <text:p text:style-name="P18"><text:span text:style-name="T2">Robert :<text:line-break/></text:span> Merci Alice pour ce voyage dans l’univers de Jocelyne Troccaz. Et merci à vous, chers auditeurs, de nous avoir suivis. N’oubliez pas : derrière chaque innovation médicale, il y a des années de recherche et des femmes et des hommes qui y mettent tout leur cœur. À bientôt !</text:p>
      <text:p text:style-name="P18"><text:span text:style-name="T2">[Musique de clôture]</text:span></text:p>
      <text:p text:style-name="Standard"><draw:rect text:anchor-type="as-char" style:rel-width="100%" draw:z-index="3" draw:style-name="gr1" draw:text-style-name="P21" svg:width="0.0012in" svg:height="0.0213in"><text:p/></draw:rect></text:p>
      <text:p text:style-name="P18">Si tu veux, je peux aussi te préparer <text:span text:style-name="T2">une version plus longue</text:span>, avec des anecdotes et un ton plus conversationnel, qui durerait facilement 20 à 30 minutes d’écoute. Cela permettrait d’inclure des détails sur ses collaborations, ses débuts en robotique et quelques petites histoires marquantes.</text:p>
      <text:p text:style-name="Standard"/>
      <text:p text:style-name="P2"><text:span text:style-name="T1">Le podcast se nomme Jamais Science'Z'Elle, reformate sous le format nom : text. retire les titres pour faciliter le copier coller </text:span></text:p>
      <text:p text:style-name="Standard"><text:soft-page-break/></text:p>
      <text:p text:style-name="P3">Robert : Bonjour à toutes et à tous, et bienvenue dans Jamais Science'Z'Elle, le podcast qui vous emmène au cœur des grandes découvertes et des gens qui les rendent possibles. Aujourd’hui, on va parler d’une pionnière qui a su marier technologie et médecine avec un talent rare. Elle s’appelle… Jocelyne Troccaz. Pour en parler, j’accueille Alice, ingénieure en imagerie médicale et passionnée de robotique. Salut Alice !</text:p>
      <text:p text:style-name="P18">Alice : Salut Robert, salut à toutes et à tous. Ah, Jocelyne Troccaz… c’est un nom qui revient souvent quand on s’intéresse à la chirurgie assistée par ordinateur.</text:p>
      <text:p text:style-name="P18">Robert : Alors, pour poser le décor : on parle bien d’une personne qui a marqué un domaine entier, non ?</text:p>
      <text:p text:style-name="P18">Alice : Exactement. Imagine une salle d’opération du futur, où les chirurgiens sont assistés par des robots ultra-précis, guidés par des images médicales en temps réel. Eh bien, une partie de cette réalité, on la doit à des travaux comme ceux de Troccaz.</text:p>
      <text:p text:style-name="P18">Robert : Ce que j’aime, c’est que ce n’est pas juste de la science-fiction. On parle d’applications concrètes, par exemple ?</text:p>
      <text:p text:style-name="P18">Alice : Oui, prenons un exemple : le diagnostic et le traitement du cancer de la prostate. Grâce à la combinaison d’images médicales et de bras robotiques, on peut réaliser des biopsies avec une précision millimétrique. C’est moins invasif, plus sûr, et ça augmente les chances de détecter la maladie tôt.</text:p>
      <text:p text:style-name="P18">Robert : Et ça, ce n’est pas juste une idée sur papier : c’est testé, validé, et utilisé.</text:p>
      <text:p text:style-name="P18">Alice : Tout à fait. Et c’est là que Jocelyne Troccaz se distingue : elle ne s’est pas contentée de faire avancer la théorie, elle a aussi veillé à ce que ses innovations passent du labo au bloc opératoire.</text:p>
      <text:p text:style-name="P18">Robert : Bon, tu sais que je ne peux pas m’empêcher de parler des trophées : parce que dans son domaine, elle a quand même reçu un paquet de distinctions !</text:p>
      <text:p text:style-name="P18">Alice : (rire) Oui, et elles sont parlantes. Par exemple, elle a été élue Fellow de la MICCAI, qui est la grande communauté internationale de l’imagerie médicale et de la chirurgie assistée par ordinateur. C’est un peu comme décrocher un “Oscar” scientifique dans ce domaine.</text:p>
      <text:p text:style-name="P18">Robert : J’aime bien cette image : le tapis rouge des chercheurs !</text:p>
      <text:p text:style-name="P18">Alice : Exactement. Elle a aussi reçu la Médaille d’argent du CNRS, ce qui reconnaît des contributions exceptionnelles à la recherche. Et puis, elle a été décorée Chevalière de la Légion d’honneur, ce qui montre que son impact dépasse largement le cadre académique.</text:p>
      <text:p text:style-name="P18">Robert : Et récemment, elle a intégré l’Académie des sciences, non ?</text:p>
      <text:p text:style-name="P18">Alice : Oui, en 2022. C’est une reconnaissance majeure, parce que l’Académie rassemble des personnalités scientifiques qui ont changé la donne dans leur discipline.</text:p>
      <text:p text:style-name="P18">Robert : Ce que je trouve fascinant, c’est que malgré toutes ces distinctions, on a l’impression qu’elle est restée concentrée sur l’essentiel : améliorer concrètement la santé des patients grâce à la technologie.</text:p>
      <text:p text:style-name="P18">Alice : C’est ça. Et elle a aussi beaucoup contribué à structurer la recherche française en robotique médicale, notamment en coordonnant des projets nationaux et en soutenant la création de start-up.</text:p>
      <text:p text:style-name="P18">Robert : Donc, si je résume : Jocelyne Troccaz, c’est un peu la cheffe d’orchestre qui a réussi à faire jouer ensemble la médecine, la robotique et l’imagerie… et le résultat, c’est une musique qui sauve des vies.</text:p>
      <text:p text:style-name="P18">Alice : Très belle image, Robert. Et surtout, un exemple inspirant de comment la technologie peut être mise au service de l’humain.</text:p>
      <text:p text:style-name="P18">Robert : Merci Alice pour ce voyage dans l’univers de Jocelyne Troccaz. Et merci à vous, chers auditeurs, de nous avoir suivis. N’oubliez pas : derrière chaque innovation médicale, il y a des années de recherche et des femmes et des hommes qui y mettent tout leur cœur. À bientôt !</text:p>
      <text:p text:style-name="Standard"/>
      <text:p text:style-name="P2"><text:soft-page-break/><text:span text:style-name="T1">tu peux faire un podcast aussi long que ncessaire pour developper le sujet !</text:span></text:p>
      <text:p text:style-name="Standard"/>
      <text:p text:style-name="P3">Parfait ! Je vais te préparer un épisode complet de <text:span text:style-name="T5">Jamais Science’Z’Elle</text:span> qui prenne le temps de poser le contexte, d’expliquer les travaux de Jocelyne Troccaz avec des images claires, d’évoquer ses distinctions, et de glisser quelques anecdotes et réflexions pour garder l’auditeur accroché.<text:line-break/> Ce sera rédigé directement sous le format <text:span text:style-name="T2">nom : texte</text:span>, prêt à être lu ou enregistré.</text:p>
      <text:p text:style-name="Standard"><draw:rect text:anchor-type="as-char" style:rel-width="100%" draw:z-index="4" draw:style-name="gr1" draw:text-style-name="P21" svg:width="0.0012in" svg:height="0.0213in"><text:p/></draw:rect></text:p>
      <text:p text:style-name="P18">Robert : Bonjour à toutes et à tous, et bienvenue dans <text:span text:style-name="T5">Jamais Science’Z’Elle</text:span>, le podcast où l’on met en lumière les femmes qui façonnent la science et la technologie d’aujourd’hui et de demain. Ici, on prend le temps de comprendre, d’expliquer, et surtout… de s’émerveiller. Aujourd’hui, je vous propose de plonger dans le monde fascinant de la robotique médicale, avec une figure incontournable : Jocelyne Troccaz.</text:p>
      <text:p text:style-name="P18">Robert : Pour m’accompagner, j’ai le plaisir de recevoir Alice, ingénieure spécialisée en imagerie médicale, et qui a suivi de près l’évolution de ce domaine. Bonjour Alice !</text:p>
      <text:p text:style-name="P18">Alice : Bonjour Robert, bonjour à toutes et à tous ! Et merci pour l’invitation. C’est un vrai plaisir de parler de Jocelyne Troccaz, parce que c’est une scientifique qui a su allier innovation technologique et impact concret sur la santé.</text:p>
      <text:p text:style-name="P18">Robert : Alors, avant qu’on ne rentre dans le détail, on parle de quelqu’un qui n’a pas juste publié des articles ou dirigé un labo… mais qui a vraiment façonné un domaine.</text:p>
      <text:p text:style-name="P18">Alice : Oui, et ce qui est intéressant, c’est que son parcours ne ressemble pas forcément à ce que les gens imaginent. Elle n’a pas grandi dans un roman de science-fiction avec des robots dans le salon (rires). Elle a suivi un cursus solide en informatique à Grenoble, puis elle est entrée au CNRS. Mais très vite, elle a trouvé un terrain de jeu fascinant : la rencontre entre la médecine, l’image, et la mécanique de précision.</text:p>
      <text:p text:style-name="P18">Robert : Donc, dès le départ, il y avait cette idée de marier plusieurs disciplines ?</text:p>
      <text:p text:style-name="P18">Alice : Exactement. Et c’est ça qui rend son travail unique. Parce que dans le monde médical, la précision est vitale : on ne peut pas se contenter de “ça ira à peu près”. La chirurgie assistée par ordinateur, c’est un domaine où chaque pixel, chaque millimètre compte.</text:p>
      <text:p text:style-name="P18">Robert : On va prendre un exemple concret pour que nos auditeurs visualisent bien…</text:p>
      <text:p text:style-name="P18">Alice : Parfait. Imaginons que vous deviez faire une biopsie de la prostate. On veut prélever un échantillon précis, dans une zone très ciblée, parfois invisible à l’œil nu même avec un endoscope. On utilise donc des images médicales — échographie, IRM — qui servent de carte. Le robot, lui, c’est un peu comme un GPS de précision : il guide l’aiguille exactement là où il faut, ni plus ni moins.</text:p>
      <text:p text:style-name="P18">Robert : Et ça, ça change tout pour le patient.</text:p>
      <text:p text:style-name="P18">Alice : Oui. Moins de risques, moins de douleur, un diagnostic plus fiable. Et c’est valable pour d’autres interventions : neurochirurgie, chirurgie abdominale… Jocelyne Troccaz a travaillé sur des systèmes qui peuvent aider dans des opérations très délicates, là où la main humaine seule a ses limites.</text:p>
      <text:p text:style-name="P18">Robert : Et tout ça, ce n’est pas arrivé par magie. Il y a eu des années de recherche, de prototypage…</text:p>
      <text:p text:style-name="P18">Alice : Absolument. Et ce que j’admire, c’est que Troccaz n’est pas restée dans sa “tour d’ivoire” de chercheuse. Elle a dirigé des projets collaboratifs, coordonné des réseaux nationaux comme le LabEx CAMI, travaillé avec des chirurgiens pour comprendre leurs besoins réels… et poussé à la création de start-up pour que les innovations sortent du laboratoire et arrivent dans les hôpitaux.</text:p>
      <text:p text:style-name="P18">Robert : Tu parles de start-up, donc il y a aussi une dimension entrepreneuriale ?</text:p>
      <text:p text:style-name="P18">Alice : Oui, même si elle-même n’est pas entrepreneure au sens classique, elle a clairement soutenu et encadré la création d’entreprises issues de ses recherches. Ça montre une volonté de passer à l’application réelle, et pas seulement de produire des prototypes pour des publications.</text:p>
      <text:p text:style-name="P18">Robert : Et évidemment, ce genre de parcours, ça se traduit par des distinctions prestigieuses.</text:p>
      <text:p text:style-name="P18">Alice : Oh que oui. Elle a reçu la Médaille d’argent du CNRS, qui récompense des contributions majeures à la recherche. Elle a été décorée Chevalière de la Légion d’honneur, et ça, c’est une reconnaissance qui dépasse le monde scientifique. Elle a aussi été élue Fellow de la MICCAI, qui est un peu le cercle fermé des meilleurs experts mondiaux en imagerie médicale et chirurgie assistée. Et en 2018, elle est devenue Fellow de l’IEEE, qui est l’une des plus grandes organisations internationales dans les domaines de l’électronique et de l’informatique.</text:p>
      <text:p text:style-name="P18"><text:soft-page-break/>Robert : Et plus récemment, membre de l’Académie des sciences.</text:p>
      <text:p text:style-name="P18">Alice : Oui, en 2022. C’est un cercle très restreint, et ça montre que ses pairs la considèrent comme quelqu’un qui a profondément marqué sa discipline.</text:p>
      <text:p text:style-name="P18">Robert : Mais tu sais ce que je trouve remarquable ? C’est qu’avec un tel palmarès, on pourrait imaginer quelqu’un d’intimidant… alors qu’en réalité, ses collègues la décrivent comme très accessible, toujours prête à expliquer, à vulgariser.</text:p>
      <text:p text:style-name="P18">Alice : C’est vrai. Et c’est peut-être ça, le secret de son influence : elle sait communiquer sa vision, rendre la technologie compréhensible pour un chirurgien qui n’est pas ingénieur, et inversement.</text:p>
      <text:p text:style-name="P18">Robert : Ce qui est ironique, c’est que c’est exactement ce qu’on essaie de faire ici, aujourd’hui (rires).</text:p>
      <text:p text:style-name="P18">Alice : Oui, et je pense que Jocelyne Troccaz est un exemple parfait de ce que peut être la science : à la fois exigeante sur le plan technique, mais profondément humaine dans ses objectifs.</text:p>
      <text:p text:style-name="P18">Robert : Si on devait retenir une chose de sa carrière ?</text:p>
      <text:p text:style-name="P18">Alice : Que la technologie n’a de sens que si elle sert l’humain. Et que pour innover, il faut accepter de travailler avec des disciplines très différentes, et parfois de sortir complètement de sa zone de confort.</text:p>
      <text:p text:style-name="P18">Robert : J’adore cette conclusion. Merci beaucoup Alice d’avoir partagé avec nous cette plongée dans l’univers de Jocelyne Troccaz.</text:p>
      <text:p text:style-name="P18">Alice : Merci à toi, Robert, et merci à nos auditeurs.</text:p>
      <text:p text:style-name="P18">Robert : Et à vous qui nous écoutez, souvenez-vous : derrière chaque geste chirurgical assisté par un robot, il y a des années de recherche, des équipes entières, et parfois… une pionnière qui a montré le chemin. À bientôt dans <text:span text:style-name="T5">Jamais Science’Z’Elle</text:span>.</text:p>
      <text:p text:style-name="Standard"><draw:rect text:anchor-type="as-char" style:rel-width="100%" draw:z-index="5" draw:style-name="gr1" draw:text-style-name="P21" svg:width="0.0012in" svg:height="0.0213in"><text:p/></draw:rect></text:p>
      <text:p text:style-name="P18">Veux-tu que je t’ajoute <text:span text:style-name="T2">une seconde partie</text:span> avec un ton encore plus “conversationnel” et des petites anecdotes imagées pour que l’épisode dure facilement 25-30 minutes ? Ça permettrait de vraiment plonger l’auditeur dans l’univers de la robotique médicale.</text:p>
      <text:p text:style-name="Standard"/>
      <text:p text:style-name="P2"><text:span text:style-name="T1">enlève la partie sur labex ce n'est pas super interessant. Vulgarise plus afin que l'on comprenne l'intuition sur les théorie. Specifie la date de son inégration à l'academie des sciences plutot que de dire "plus recemment".</text:span></text:p>
      <text:p text:style-name="Standard"/>
      <text:p text:style-name="P3">Parfait, voici une version retravaillée du podcast <text:span text:style-name="T5">Jamais Science’Z’Elle</text:span> :</text:p>
      <text:list xml:id="list984346770" text:style-name="WWNum2">
        <text:list-item>
          <text:p text:style-name="P8">Suppression de la partie LabEx.<text:line-break/></text:p>
        </text:list-item>
        <text:list-item>
          <text:p text:style-name="P17">Vulgarisation renforcée avec plus d’images mentales pour comprendre l’intuition derrière les concepts.<text:line-break/></text:p>
        </text:list-item>
        <text:list-item>
          <text:p text:style-name="P13">Précision de la date d’intégration à l’Académie des sciences (2022).<text:line-break/></text:p>
        </text:list-item>
      </text:list>
      <text:p text:style-name="Standard"><draw:rect text:anchor-type="as-char" style:rel-width="100%" draw:z-index="6" draw:style-name="gr1" draw:text-style-name="P21" svg:width="0.0012in" svg:height="0.0213in"><text:p/></draw:rect></text:p>
      <text:p text:style-name="P18"><text:soft-page-break/>Robert : Bonjour à toutes et à tous, et bienvenue dans <text:span text:style-name="T5">Jamais Science’Z’Elle</text:span>, le podcast où l’on met en lumière les femmes qui façonnent la science et la technologie d’aujourd’hui et de demain. Ici, on prend le temps de comprendre, d’expliquer, et surtout… de s’émerveiller. Aujourd’hui, je vous propose de plonger dans le monde fascinant de la robotique médicale, avec une figure incontournable : Jocelyne Troccaz.</text:p>
      <text:p text:style-name="P18">Robert : Pour m’accompagner, j’ai le plaisir de recevoir Alice, ingénieure spécialisée en imagerie médicale, et qui a suivi de près l’évolution de ce domaine. Bonjour Alice !</text:p>
      <text:p text:style-name="P18">Alice : Bonjour Robert, bonjour à toutes et à tous ! Et merci pour l’invitation. C’est un vrai plaisir de parler de Jocelyne Troccaz, parce que c’est une scientifique qui a su allier innovation technologique et impact concret sur la santé.</text:p>
      <text:p text:style-name="P18">Robert : Alors, avant qu’on ne rentre dans le détail, on parle de quelqu’un qui n’a pas juste publié des articles ou dirigé un labo… mais qui a vraiment façonné un domaine.</text:p>
      <text:p text:style-name="P18">Alice : Oui, et ce qui est intéressant, c’est que son parcours ne ressemble pas forcément à ce que les gens imaginent. Elle a fait des études en informatique à Grenoble, puis est entrée au CNRS. Et très tôt, elle a vu un terrain d’application passionnant : la rencontre entre la médecine, l’image et la mécanique de précision.</text:p>
      <text:p text:style-name="P18">Robert : Donc, dès le départ, il y avait cette idée de marier plusieurs disciplines ?</text:p>
      <text:p text:style-name="P18">Alice : Exactement. Et c’est là que tout se joue. Imaginez : un chirurgien, aussi talentueux soit-il, ne peut pas voir à travers les tissus. Les images médicales — comme les échographies ou les IRM — sont comme une carte au trésor, mais sans indication précise d’échelle. La chirurgie assistée par ordinateur, c’est ajouter un GPS à cette carte. On analyse l’image, on la traduit en repères précis, et un robot ou un système de guidage aide le chirurgien à aller exactement au bon endroit.</text:p>
      <text:p text:style-name="P18">Robert : Donc on ne parle pas de robots qui remplacent les médecins, mais qui leur donnent de nouveaux “superpouvoirs”.</text:p>
      <text:p text:style-name="P18">Alice : Exactement. C’est un outil d’extension de la main et de l’œil humain. Par exemple, pour une biopsie de la prostate, il faut insérer une aiguille dans une zone précise, parfois de quelques millimètres. À main levée, c’est comme essayer de planter une punaise sur une carte du monde… les yeux fermés. Avec un système de guidage développé grâce à ces recherches, on voit en temps réel où on est, et le geste devient sûr et reproductible.</text:p>
      <text:p text:style-name="P18">Robert : Et tout ça, c’est possible grâce à des années de recherche pour transformer une image en instructions précises pour un robot.</text:p>
      <text:p text:style-name="P18">Alice : Oui, et ce qui est fascinant, c’est que Jocelyne Troccaz n’a pas seulement conçu des systèmes brillants sur le papier : elle a travaillé main dans la main avec les médecins, pour que ces innovations soient vraiment utilisables dans un bloc opératoire.</text:p>
      <text:p text:style-name="P18">Robert : Et évidemment, un tel parcours, ça mène à des distinctions prestigieuses.</text:p>
      <text:p text:style-name="P18">Alice : Oui, et pas des moindres. Elle a reçu la Médaille d’argent du CNRS, qui récompense des contributions majeures à la recherche. Elle a été décorée Chevalière de la Légion d’honneur, ce qui montre que son impact dépasse le monde scientifique. Elle a été élue Fellow de la MICCAI, un cercle très restreint des meilleurs experts mondiaux en imagerie médicale et chirurgie assistée. Et en 2018, elle est devenue Fellow de l’IEEE, qui regroupe des leaders internationaux en électronique et informatique.</text:p>
      <text:p text:style-name="P18">Robert : Et en 2022, elle a intégré l’Académie des sciences.</text:p>
      <text:p text:style-name="P18">Alice : Oui, et c’est un symbole fort : l’Académie réunit celles et ceux qui ont changé durablement leur domaine. Son entrée là-bas, c’est comme inscrire son nom dans le “livre d’or” de la science française.</text:p>
      <text:p text:style-name="P18">Robert : Ce que je trouve remarquable, c’est qu’avec un tel palmarès, elle reste centrée sur l’essentiel : améliorer la santé des patients grâce à la technologie.</text:p>
      <text:p text:style-name="P18">Alice : C’est vrai. Et elle a aussi beaucoup contribué à rapprocher des univers qui, au départ, ne se parlaient pas toujours : ingénieurs, informaticiens, médecins… Ce sont des cultures différentes, mais elle a su créer un langage commun.</text:p>
      <text:p text:style-name="P18">Robert : Si on devait résumer, Jocelyne Troccaz, c’est un peu comme une cheffe d’orchestre qui dirige un ensemble où chaque instrument — la médecine, la robotique, l’imagerie — joue sa partition, pour produire une symphonie qui sauve des vies.</text:p>
      <text:p text:style-name="P18">Alice : Très belle image, Robert. Et surtout, un exemple inspirant que la science n’est pas qu’une affaire de laboratoires et d’équations, mais qu’elle a un visage humain et un impact direct sur nos vies.</text:p>
      <text:p text:style-name="P18">Robert : Merci Alice pour ce voyage dans l’univers de Jocelyne Troccaz. Et merci à vous, chers auditeurs, de nous avoir suivis. Souvenez-vous : derrière chaque geste chirurgical précis, il y a des années de recherche, des équipes passionnées… et parfois, une pionnière qui a montré la voie. À bientôt dans <text:span text:style-name="T5">Jamais Science’Z’Elle</text:span>.</text:p>
      <text:p text:style-name="Standard"><draw:rect text:anchor-type="as-char" style:rel-width="100%" draw:z-index="7" draw:style-name="gr1" draw:text-style-name="P21" svg:width="0.0012in" svg:height="0.0213in"><text:p/></draw:rect></text:p>
      <text:p text:style-name="P18"><text:soft-page-break/>Si tu veux, je peux encore <text:span text:style-name="T2">doubler la durée</text:span> en ajoutant des analogies plus immersives et quelques mini-histoires ou anecdotes inspirées de son travail au bloc opératoire, pour faire vivre les situations au micro. Ça rendrait l’épisode plus narratif et immersif. Veux-tu que je prépare cette version longue ?</text:p>
      <text:p text:style-name="P2"><text:span text:style-name="T1">remplace Robert par Thomas et Alice par Nawell</text:span></text:p>
      <text:p text:style-name="Standard"/>
      <text:p text:style-name="P3">Voici la version mise à jour avec <text:span text:style-name="T2">Thomas</text:span> comme présentateur et <text:span text:style-name="T2">Nawell</text:span> comme experte :</text:p>
      <text:p text:style-name="Standard"><draw:rect text:anchor-type="as-char" style:rel-width="100%" draw:z-index="8" draw:style-name="gr1" draw:text-style-name="P21" svg:width="0.0012in" svg:height="0.0213in"><text:p/></draw:rect></text:p>
      <text:p text:style-name="P18">Thomas : Bonjour à toutes et à tous, et bienvenue dans <text:span text:style-name="T5">Jamais Science’Z’Elle</text:span>, le podcast où l’on met en lumière les femmes qui façonnent la science et la technologie d’aujourd’hui et de demain. Ici, on prend le temps de comprendre, d’expliquer, et surtout… de s’émerveiller. Aujourd’hui, je vous propose de plonger dans le monde fascinant de la robotique médicale, avec une figure incontournable : Jocelyne Troccaz.</text:p>
      <text:p text:style-name="P18">Thomas : Pour m’accompagner, j’ai le plaisir de recevoir Nawell, ingénieure spécialisée en imagerie médicale, et qui a suivi de près l’évolution de ce domaine. Bonjour Nawell !</text:p>
      <text:p text:style-name="P18">Nawell : Bonjour Thomas, bonjour à toutes et à tous ! Et merci pour l’invitation. C’est un vrai plaisir de parler de Jocelyne Troccaz, parce que c’est une scientifique qui a su allier innovation technologique et impact concret sur la santé.</text:p>
      <text:p text:style-name="P18">Thomas : Alors, avant qu’on ne rentre dans le détail, on parle de quelqu’un qui n’a pas juste publié des articles ou dirigé un labo… mais qui a vraiment façonné un domaine.</text:p>
      <text:p text:style-name="P18">Nawell : Oui, et ce qui est intéressant, c’est que son parcours ne ressemble pas forcément à ce que les gens imaginent. Elle a fait des études en informatique à Grenoble, puis est entrée au CNRS. Et très tôt, elle a vu un terrain d’application passionnant : la rencontre entre la médecine, l’image et la mécanique de précision.</text:p>
      <text:p text:style-name="P18">Thomas : Donc, dès le départ, il y avait cette idée de marier plusieurs disciplines ?</text:p>
      <text:p text:style-name="P18">Nawell : Exactement. Et c’est là que tout se joue. Imaginez : un chirurgien, aussi talentueux soit-il, ne peut pas voir à travers les tissus. Les images médicales — comme les échographies ou les IRM — sont comme une carte au trésor, mais sans indication précise d’échelle. La chirurgie assistée par ordinateur, c’est ajouter un GPS à cette carte. On analyse l’image, on la traduit en repères précis, et un robot ou un système de guidage aide le chirurgien à aller exactement au bon endroit.</text:p>
      <text:p text:style-name="P18">Thomas : Donc on ne parle pas de robots qui remplacent les médecins, mais qui leur donnent de nouveaux “superpouvoirs”.</text:p>
      <text:p text:style-name="P18">Nawell : Exactement. C’est un outil d’extension de la main et de l’œil humain. Par exemple, pour une biopsie de la prostate, il faut insérer une aiguille dans une zone précise, parfois de quelques millimètres. À main levée, c’est comme essayer de planter une punaise sur une carte du monde… les yeux fermés. Avec un système de guidage développé grâce à ces recherches, on voit en temps réel où on est, et le geste devient sûr et reproductible.</text:p>
      <text:p text:style-name="P18">Thomas : Et tout ça, c’est possible grâce à des années de recherche pour transformer une image en instructions précises pour un robot.</text:p>
      <text:p text:style-name="P18">Nawell : Oui, et ce qui est fascinant, c’est que Jocelyne Troccaz n’a pas seulement conçu des systèmes brillants sur le papier : elle a travaillé main dans la main avec les médecins, pour que ces innovations soient vraiment utilisables dans un bloc opératoire.</text:p>
      <text:p text:style-name="P18">Thomas : Et évidemment, un tel parcours, ça mène à des distinctions prestigieuses.</text:p>
      <text:p text:style-name="P18">Nawell : Oui, et pas des moindres. Elle a reçu la Médaille d’argent du CNRS, qui récompense des contributions majeures à la recherche. Elle a été décorée Chevalière de la Légion d’honneur, ce qui montre que son impact dépasse le monde scientifique. Elle a été élue Fellow de la MICCAI, un cercle très restreint des meilleurs experts mondiaux en imagerie médicale et chirurgie assistée. Et en 2018, elle est devenue Fellow de l’IEEE, qui regroupe des leaders internationaux en électronique et informatique.</text:p>
      <text:p text:style-name="P18">Thomas : Et en 2022, elle a intégré l’Académie des sciences.</text:p>
      <text:p text:style-name="P18">Nawell : Oui, et c’est un symbole fort : l’Académie réunit celles et ceux qui ont changé durablement leur domaine. Son entrée là-bas, c’est comme inscrire son nom dans le “livre d’or” de la science française.</text:p>
      <text:p text:style-name="P18">Thomas : Ce que je trouve remarquable, c’est qu’avec un tel palmarès, elle reste centrée sur l’essentiel : améliorer la santé des patients grâce à la technologie.</text:p>
      <text:p text:style-name="P18"><text:soft-page-break/>Nawell : C’est vrai. Et elle a aussi beaucoup contribué à rapprocher des univers qui, au départ, ne se parlaient pas toujours : ingénieurs, informaticiens, médecins… Ce sont des cultures différentes, mais elle a su créer un langage commun.</text:p>
      <text:p text:style-name="P18">Thomas : Si on devait résumer, Jocelyne Troccaz, c’est un peu comme une cheffe d’orchestre qui dirige un ensemble où chaque instrument — la médecine, la robotique, l’imagerie — joue sa partition, pour produire une symphonie qui sauve des vies.</text:p>
      <text:p text:style-name="P18">Nawell : Très belle image, Thomas. Et surtout, un exemple inspirant que la science n’est pas qu’une affaire de laboratoires et d’équations, mais qu’elle a un visage humain et un impact direct sur nos vies.</text:p>
      <text:p text:style-name="P18">Thomas : Merci Nawell pour ce voyage dans l’univers de Jocelyne Troccaz. Et merci à vous, chers auditeurs, de nous avoir suivis. Souvenez-vous : derrière chaque geste chirurgical précis, il y a des années de recherche, des équipes passionnées… et parfois, une pionnière qui a montré la voie. À bientôt dans <text:span text:style-name="T5">Jamais Science’Z’Elle</text:span>.</text:p>
      <text:p text:style-name="Standard"><draw:rect text:anchor-type="as-char" style:rel-width="100%" draw:z-index="9" draw:style-name="gr1" draw:text-style-name="P21" svg:width="0.0012in" svg:height="0.0213in"><text:p/></draw:rect></text:p>
      <text:p text:style-name="P18">Veux-tu que je t’en prépare maintenant <text:span text:style-name="T2">une version longue avec des anecdotes immersives et des images plus marquantes</text:span>, pour faire durer le podcast un bon quart d’heure ou plus ? Ça rendrait l’écoute plus vivante et captivante.</text:p>
      <text:p text:style-name="P1"/>
      <text:p text:style-name="P2"><text:span text:style-name="T1">je veux bien une version un peu plus longue qui vulgarise comment fonctionnent ces travaux techniquement </text:span></text:p>
      <text:p text:style-name="Standard"/>
      <text:p text:style-name="P3">Parfait, je vais t’écrire une version <text:span text:style-name="T2">plus longue et plus immersive</text:span> du podcast <text:span text:style-name="T5">Jamais Science’Z’Elle</text:span>, toujours avec <text:span text:style-name="T2">Thomas</text:span> et <text:span text:style-name="T2">Nawell</text:span>, qui prendra le temps d’expliquer de façon vulgarisée comment fonctionnent techniquement les travaux de Jocelyne Troccaz, avec des exemples parlants, des images concrètes et un ton fluide.</text:p>
      <text:p text:style-name="Standard"><draw:rect text:anchor-type="as-char" style:rel-width="100%" draw:z-index="10" draw:style-name="gr1" draw:text-style-name="P21" svg:width="0.0012in" svg:height="0.0213in"><text:p/></draw:rect></text:p>
      <text:p text:style-name="P18">Thomas : Bonjour à toutes et à tous, et bienvenue dans <text:span text:style-name="T5">Jamais Science’Z’Elle</text:span>, le podcast où l’on met en lumière les femmes qui façonnent la science et la technologie d’aujourd’hui et de demain. Aujourd’hui, on va s’intéresser à une pionnière dans un domaine qui mélange science, médecine et technologie de pointe : Jocelyne Troccaz.</text:p>
      <text:p text:style-name="P18">Thomas : Pour m’accompagner, j’ai le plaisir de recevoir Nawell, ingénieure en imagerie médicale. Salut Nawell !</text:p>
      <text:p text:style-name="P18">Nawell : Salut Thomas, salut à toutes et à tous. Je suis super contente qu’on parle de Jocelyne Troccaz, parce que son travail, c’est un peu comme passer de la chirurgie “à la loupe” à la chirurgie “au microscope numérique”.</text:p>
      <text:p text:style-name="P18">Thomas : Ça sonne bien, mais pour que nos auditeurs comprennent : concrètement, qu’est-ce qu’elle fait ?</text:p>
      <text:p text:style-name="P18">Nawell : Alors, imagine une salle d’opération. Le chirurgien, aussi précis soit-il, ne peut pas voir à travers la peau ou les tissus. Ce qu’il voit, c’est l’extérieur du corps… mais l’organe ou la tumeur à traiter, c’est “caché” à l’intérieur. Pour savoir où intervenir, il utilise des images médicales : échographie, scanner, IRM.</text:p>
      <text:p text:style-name="P18">Thomas : Donc c’est un peu comme avoir une carte, mais sans savoir exactement à quel endroit on se trouve dessus ?</text:p>
      <text:p text:style-name="P18">Nawell : Exactement ! Et là, c’est là que les travaux de Jocelyne Troccaz interviennent. Son idée, c’est de transformer cette carte en un véritable GPS chirurgical. D’un côté, on a les images médicales qui montrent la position de l’organe ou de la zone à traiter. De l’autre, on a la position des instruments dans l’espace, mesurée grâce à des capteurs. Ensuite, on fait correspondre les deux mondes : l’image et la réalité.</text:p>
      <text:p text:style-name="P18">Thomas : Donc on “aligne” le corps du patient et ses images médicales pour savoir où on se trouve ?</text:p>
      <text:p text:style-name="P18">Nawell : Oui, c’est ce qu’on appelle le <text:span text:style-name="T2">recalage d’images</text:span>. C’est un peu comme superposer une carte papier et une vue satellite sur Google Maps. Une fois que les deux coïncident, le chirurgien peut voir en temps réel sur l’écran où se trouve son instrument… même si la cible est invisible à l’œil nu.</text:p>
      <text:p text:style-name="P18">Thomas : Et après, le robot intervient ?</text:p>
      <text:p text:style-name="P18"><text:soft-page-break/>Nawell : Pas forcément un robot autonome. Souvent, c’est un bras robotique qui est contrôlé par le chirurgien, mais qui lui apporte une précision inhumaine. Imagine que tu veuilles percer un trou de 2 mm dans un mur, mais qu’il y ait des tuyaux derrière. Le robot, guidé par les images, va t’empêcher de dévier ou de dépasser la profondeur exacte.</text:p>
      <text:p text:style-name="P18">Thomas : Ah, donc c’est aussi une forme d’assistance intelligente ?</text:p>
      <text:p text:style-name="P18">Nawell : Tout à fait. Et dans certains cas, le robot est semi-automatique : il se positionne exactement au bon endroit, et le chirurgien n’a plus qu’à faire le geste final. Par exemple, pour une biopsie de la prostate, on peut utiliser l’IRM pour localiser une zone suspecte, puis un système robotisé va guider l’aiguille exactement là où il faut, avec une précision de l’ordre du millimètre.</text:p>
      <text:p text:style-name="P18">Thomas : C’est fou, parce qu’on parle d’écarts de l’épaisseur d’un grain de riz… et ça change tout pour le diagnostic.</text:p>
      <text:p text:style-name="P18">Nawell : Oui, et c’est là que le travail de Jocelyne Troccaz est essentiel. Elle a mis au point des méthodes et des systèmes qui permettent de passer de l’image brute à un guidage concret dans le bloc opératoire. Et ça, ce n’est pas juste de la technique : il faut penser aux contraintes médicales, à l’ergonomie, à l’hygiène, au fait que le chirurgien doit rester maître de la situation à tout moment.</text:p>
      <text:p text:style-name="P18">Thomas : Ce que j’aime dans ton explication, c’est qu’on comprend que ce n’est pas de la science-fiction.</text:p>
      <text:p text:style-name="P18">Nawell : Oui, c’est de la science appliquée. Et c’est pour ça qu’elle a été autant reconnue : Médaille d’argent du CNRS, Chevalière de la Légion d’honneur, Fellow de la MICCAI, Fellow de l’IEEE… et en 2022, elle a été élue à l’Académie des sciences.</text:p>
      <text:p text:style-name="P18">Thomas : Ce qui veut dire que son nom est désormais associé aux grandes figures scientifiques françaises.</text:p>
      <text:p text:style-name="P18">Nawell : Exactement. Mais au-delà des titres, c’est l’impact réel qui compte : grâce à ses travaux, on réduit les risques d’erreurs, on rend certains gestes plus sûrs, et on permet des traitements plus précoces.</text:p>
      <text:p text:style-name="P18">Thomas : Donc en résumé, Jocelyne Troccaz, c’est quelqu’un qui a permis à la médecine de “voir” là où elle ne voyait pas, et d’agir avec une précision presque parfaite.</text:p>
      <text:p text:style-name="P18">Nawell : C’est exactement ça. Et c’est une belle démonstration que la technologie, quand elle est bien pensée, devient une extension de l’humain, pas un remplacement.</text:p>
      <text:p text:style-name="P18">Thomas : Merci Nawell pour cette plongée passionnante. Et merci à vous qui nous écoutez. On se retrouve bientôt pour un nouvel épisode de <text:span text:style-name="T5">Jamais Science’Z’Elle</text:span>, et d’ici là… ouvrez l’œil, parce que la science est partout autour de nous.</text:p>
      <text:p text:style-name="Standard"><draw:rect text:anchor-type="as-char" style:rel-width="100%" draw:z-index="11" draw:style-name="gr1" draw:text-style-name="P21" svg:width="0.0012in" svg:height="0.0213in"><text:p/></draw:rect></text:p>
      <text:p text:style-name="P18">Si tu veux, je peux encore <text:span text:style-name="T2">ajouter une séquence “exemple concret pas à pas”</text:span> où Nawell raconte comme si elle accompagnait un chirurgien utilisant la technologie de Troccaz en pleine opération, pour encore mieux faire visualiser l’expérience. Ça pourrait rajouter 5 bonnes minutes à l’épisode et donner un côté immersif.<text:line-break/> Veux-tu que je le fasse ?</text:p>
      <text:p text:style-name="Standard"/>
      <text:p text:style-name="P2"><text:span text:style-name="T1">améliore le podcast en utilisant ces informations (réponses au questionnaire en pièce jointe)</text:span></text:p>
      <text:p text:style-name="Standard"/>
      <text:p text:style-name="P3">Parfait — ton fichier contient des réponses personnelles de Jocelyne Troccaz sur son enfance, ses inspirations, ses fiertés, ses difficultés, ses loisirs et sa philosophie.<text:line-break/> On peut enrichir le podcast en intégrant ces éléments pour donner plus de relief humain et de contexte à ses travaux techniques.</text:p>
      <text:p text:style-name="P18">Voici une version <text:span text:style-name="T2">plus longue</text:span>, avec <text:span text:style-name="T2">Thomas</text:span> et <text:span text:style-name="T2">Nawell</text:span>, qui vulgarise les aspects techniques tout en y ajoutant ses anecdotes et sa vision personnelle.</text:p>
      <text:p text:style-name="Standard"><draw:rect text:anchor-type="as-char" style:rel-width="100%" draw:z-index="12" draw:style-name="gr1" draw:text-style-name="P21" svg:width="0.0012in" svg:height="0.0213in"><text:p/></draw:rect></text:p>
      <text:p text:style-name="P18">Thomas : Bonjour à toutes et à tous, et bienvenue dans <text:span text:style-name="T5">Jamais Science’Z’Elle</text:span>, le podcast où l’on met en lumière les femmes qui façonnent la science et la technologie d’aujourd’hui et de demain. Aujourd’hui, on part à la rencontre d’une pionnière de la robotique médicale : Jocelyne Troccaz.</text:p>
      <text:p text:style-name="P18"><text:soft-page-break/>Thomas : Pour m’accompagner, j’ai le plaisir de recevoir Nawell, ingénieure en imagerie médicale. Salut Nawell !</text:p>
      <text:p text:style-name="P18">Nawell : Salut Thomas, salut à toutes et à tous. J’ai hâte de vous parler de Jocelyne Troccaz, parce que son parcours est à la fois inspirant et concret. Et pour comprendre ses travaux, il faut aussi savoir d’où elle vient.</text:p>
      <text:p text:style-name="P18">Thomas : Alors, raconte-nous.</text:p>
      <text:p text:style-name="P18">Nawell : Jocelyne a grandi à la montagne, et ça, ça marque. Enfant, elle passait beaucoup de temps dehors, à observer la nature, mais aussi à dessiner. Elle n’a pas eu une “révélation” scientifique soudaine : c’est venu progressivement, presque naturellement. Elle dit même que son orientation vers les sciences “s’est faite toute seule”, en suivant ses goûts.</text:p>
      <text:p text:style-name="P18">Thomas : C’est intéressant, parce qu’on imagine souvent que les scientifiques ont une passion précoce pour les labos ou les équations…</text:p>
      <text:p text:style-name="P18">Nawell : Oui, et elle insiste sur un point : la curiosité. Elle dit que “la curiosité est un bien joli défaut… et on peut en faire un métier”. C’est exactement ça : chercher à comprendre, explorer, expérimenter.</text:p>
      <text:p text:style-name="P18">Thomas : Et cette curiosité l’a menée jusqu’à la robotique médicale.</text:p>
      <text:p text:style-name="P18">Nawell : Oui. Techniquement, ses travaux consistent à combiner des images médicales et des systèmes robotiques pour guider les chirurgiens avec une précision extrême. Imagine un chirurgien devant faire une biopsie dans une zone de quelques millimètres : sans assistance, c’est comme planter une punaise sur une carte les yeux fermés. Avec ses systèmes, c’est comme si on avait un GPS qui te montre en temps réel où tu es et où tu dois aller.</text:p>
      <text:p text:style-name="P18">Thomas : Et ça, ça change tout pour les patients.</text:p>
      <text:p text:style-name="P18">Nawell : Exactement. Moins d’erreurs, moins de gestes inutiles, plus de sécurité. Mais elle ne s’est pas arrêtée à inventer une technologie : elle l’a pensée pour le terrain. Elle a travaillé directement avec des médecins, testé ses prototypes au bloc, et adapté ses solutions aux contraintes réelles : stérilité, ergonomie, rapidité.</text:p>
      <text:p text:style-name="P18">Thomas : Elle parle aussi de ses plus grandes fiertés, non ?</text:p>
      <text:p text:style-name="P18">Nawell : Oui, et c’est touchant. Sa plus grande fierté, ce n’est pas un prix ou un titre, mais la reconnaissance de ses pairs dans la communauté scientifique internationale. Et aussi de voir que ses travaux ont un impact réel sur la vie des gens.</text:p>
      <text:p text:style-name="P18">Thomas : Et côté distinctions, elle a tout de même un beau palmarès…</text:p>
      <text:p text:style-name="P18">Nawell : C’est clair : Médaille d’argent du CNRS, Chevalière de la Légion d’honneur, Fellow de la MICCAI, Fellow de l’IEEE, et en 2022, élection à l’Académie des sciences. Mais ce que j’aime, c’est qu’elle ne se définit pas par ça. Elle dit “tout est possible ! Il ne faut pas se mettre de limites”.</text:p>
      <text:p text:style-name="P18">Thomas : Ça, c’est inspirant. Et humainement ?</text:p>
      <text:p text:style-name="P18">Nawell : Elle a toujours apprécié l’esprit d’équipe, le partage, la créativité. Elle vient d’un milieu social modeste, et elle reconnaît que ça lui a parfois posé des difficultés, notamment pour trouver sa place dans des environnements très compétitifs. Mais ça ne l’a pas freinée, au contraire.</text:p>
      <text:p text:style-name="P18">Thomas : On sent que ce mélange de persévérance et de curiosité, c’est un peu son moteur.</text:p>
      <text:p text:style-name="P18">Nawell : Oui. Et en dehors de la science, elle aime dessiner, faire des portraits, jardiner. Ce côté artistique se ressent dans sa manière de travailler : elle imagine la chirurgie comme une œuvre de précision, où chaque geste compte et où la technologie est un pinceau au service du chirurgien.</text:p>
      <text:p text:style-name="P18">Thomas : J’adore cette image. Et si on devait résumer, Jocelyne Troccaz, c’est la preuve que la science peut être à la fois rigoureuse et profondément humaine.</text:p>
      <text:p text:style-name="P18">Nawell : Exactement. Et c’est pour ça que ses travaux continueront d’inspirer, bien au-delà de la robotique médicale.</text:p>
      <text:p text:style-name="P18">Thomas : Merci Nawell pour ce beau portrait. Et merci à vous, chers auditeurs. On se retrouve très vite pour un nouvel épisode de <text:span text:style-name="T5">Jamais Science’Z’Elle</text:span>.</text:p>
      <text:p text:style-name="Standard"><text:soft-page-break/><draw:rect text:anchor-type="as-char" style:rel-width="100%" draw:z-index="13" draw:style-name="gr1" draw:text-style-name="P21" svg:width="0.0012in" svg:height="0.0213in"><text:p/></draw:rect></text:p>
      <text:p text:style-name="P18">Veux-tu que je t’en fasse une <text:span text:style-name="T2">version encore plus immersive</text:span>, où Nawell raconte une intervention chirurgicale comme si on y assistait, pour mettre en scène la technologie de Troccaz dans un récit vivant ? Ça rendrait le podcast encore plus marqu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17" meta:word-count="6611" meta:character-count="39564" meta:non-whitespace-character-count="33117"/>
    <meta:generator>LibreOfficeDev/6.0.5.2$Linux_X86_64 LibreOffice_project/</meta:generator>
  </office:meta>
</office:document-meta>
</file>